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99867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rsid="00199867" officeooo:paragraph-rsid="00199867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99867" officeooo:paragraph-rsid="00199867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paragraph-rsid="002bd1ef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2cc6f6" officeooo:paragraph-rsid="002cc6f6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rsid="002cc6f6" officeooo:paragraph-rsid="002e4b06" style:font-size-asian="14pt" style:font-name-complex="Times New Roman1" style:font-size-complex="14pt"/>
    </style:style>
    <style:style style:name="P8" style:family="paragraph" style:parent-style-name="Standard">
      <style:text-properties style:font-name="Times New Roman" fo:font-size="14pt" officeooo:rsid="002cc6f6" officeooo:paragraph-rsid="002f0c13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paragraph-rsid="002cc6f6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paragraph-rsid="002e4b06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paragraph-rsid="00336099" style:font-size-asian="14pt" style:font-name-complex="Times New Roman1" style:font-size-complex="14pt"/>
    </style:style>
    <style:style style:name="P12" style:family="paragraph" style:parent-style-name="Standard">
      <style:text-properties officeooo:paragraph-rsid="0020b407"/>
    </style:style>
    <style:style style:name="P13" style:family="paragraph" style:parent-style-name="Standard">
      <style:text-properties officeooo:paragraph-rsid="0023aa6c"/>
    </style:style>
    <style:style style:name="P14" style:family="paragraph" style:parent-style-name="Standard">
      <style:paragraph-properties fo:text-align="center" style:justify-single-word="false"/>
      <style:text-properties officeooo:paragraph-rsid="00199867"/>
    </style:style>
    <style:style style:name="P15" style:family="paragraph" style:parent-style-name="Standard">
      <style:text-properties officeooo:paragraph-rsid="002bd1ef"/>
    </style:style>
    <style:style style:name="P16" style:family="paragraph" style:parent-style-name="Standard">
      <style:text-properties officeooo:rsid="002cc6f6" officeooo:paragraph-rsid="00304b71"/>
    </style:style>
    <style:style style:name="P17" style:family="paragraph" style:parent-style-name="Standard">
      <style:text-properties officeooo:paragraph-rsid="002cc6f6"/>
    </style:style>
    <style:style style:name="P18" style:family="paragraph" style:parent-style-name="Standard">
      <style:text-properties officeooo:paragraph-rsid="00304b71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99867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cc6f6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304b71" style:font-size-asian="14pt" style:font-name-complex="Times New Roman1" style:font-size-complex="14pt"/>
    </style:style>
    <style:style style:name="T5" style:family="text">
      <style:text-properties style:font-name="Cambria Math"/>
    </style:style>
    <style:style style:name="T6" style:family="text">
      <style:text-properties style:font-name="Cambria Math" fo:font-size="16pt" style:font-size-asian="16pt" style:font-name-complex="Arial" style:font-size-complex="16pt"/>
    </style:style>
    <style:style style:name="T7" style:family="text">
      <style:text-properties style:font-name="Cambria Math" fo:font-size="16pt" style:font-size-asian="16pt" style:font-name-complex="Times New Roman1" style:font-size-complex="16pt"/>
    </style:style>
    <style:style style:name="T8" style:family="text">
      <style:text-properties style:font-name="Cambria Math" fo:font-size="14pt" style:font-size-asian="14pt" style:font-name-complex="Times New Roman1" style:font-size-complex="14pt"/>
    </style:style>
    <style:style style:name="T9" style:family="text">
      <style:text-properties style:font-name="Cambria Math" fo:font-size="14pt" officeooo:rsid="00304b71" style:font-size-asian="14pt" style:font-name-complex="Times New Roman1" style:font-size-complex="14pt"/>
    </style:style>
    <style:style style:name="T10" style:family="text">
      <style:text-properties style:font-name="Cambria Math" fo:font-size="14pt" style:font-size-asian="14pt" style:font-name-complex="Cambria Math1" style:font-size-complex="14pt"/>
    </style:style>
    <style:style style:name="T11" style:family="text">
      <style:text-properties style:font-name="Cambria Math" style:font-name-complex="Cambria Math1"/>
    </style:style>
    <style:style style:name="T12" style:family="text">
      <style:text-properties officeooo:rsid="0025666c"/>
    </style:style>
    <style:style style:name="T13" style:family="text">
      <style:text-properties officeooo:rsid="002cc6f6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">I ВАР</text:p>
        <text:p text:style-name="P3">1) Постройте таблицу истинности для выражения A→B.</text:p>
        <text:p text:style-name="Standard"><text:span text:style-name="T1">2) Постройте таблицу истинности для выражения A→(A</text:span><text:span text:style-name="T6">&amp;</text:span><text:span text:style-name="T1">B).</text:span></text:p>
        <text:p text:style-name="Standard"><text:span text:style-name="T1">3) Вычислить, чему равно (1</text:span><text:span text:style-name="T8">∨</text:span><text:span text:style-name="T1">(0&amp;1))→0.</text:span></text:p>
        <text:p text:style-name="P12"><text:span text:style-name="T1">4) Упростить выражение </text:span><text:span text:style-name="T1"><draw:frame draw:style-name="fr1" draw:name="Объект1" text:anchor-type="as-char" svg:y="-0.651cm" svg:width="6.796cm" svg:height="0.86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<text:p text:style-name="P16"><text:span text:style-name="T1">5) Постройте таблицу истинности для выражения </text:span><text:span text:style-name="T4">B</text:span><text:span text:style-name="T9">∨</text:span><text:span text:style-name="T1">(A→B).</text:span></text:p>
        <text:p text:style-name="P14"><text:span text:style-name="T2"/></text:p>
        <text:p text:style-name="P14"><text:span text:style-name="T2"/></text:p>
        <text:p text:style-name="P14"><text:span text:style-name="T2"/></text:p>
        <text:p text:style-name="P14"><text:span text:style-name="T2"/></text:p>
        <text:p text:style-name="P14"><text:span text:style-name="T2">II ВАР</text:span></text:p>
        <text:p text:style-name="P5"><text:span text:style-name="T1">1) Постройте таблицу истинности для выражения A→(¬A).</text:span></text:p>
        <text:p text:style-name="Standard"><text:span text:style-name="T1">2) Постройте таблицу истинности для выражения A</text:span><text:span text:style-name="T10">∨</text:span><text:span text:style-name="T1">(A&amp;B).</text:span></text:p>
        <text:p text:style-name="Standard"><text:span text:style-name="T1">3) Вычислить, чему равно (1&amp;(0</text:span><text:span text:style-name="T7">&amp;</text:span><text:span text:style-name="T1">1))</text:span><text:span text:style-name="T8">∨</text:span><text:span text:style-name="T1">1.</text:span></text:p>
        <text:p text:style-name="P17"><text:span text:style-name="T1">4) Упростить выражение </text:span><text:span text:style-name="T1"><draw:frame draw:style-name="fr1" draw:name="Объект2" text:anchor-type="as-char" svg:y="-0.564cm" svg:width="4.076cm" svg:height="0.70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<text:p text:style-name="P18"><text:span text:style-name="T3">5) Постройте таблицу истинности для выражения A&amp;(A&amp;B).</text:span></text:p>
        <text:p text:style-name="P14"><text:span text:style-name="T2"/></text:p>
        <text:p text:style-name="P14"><text:span text:style-name="T2"/></text:p>
        <text:p text:style-name="P14"><text:span text:style-name="T2"/></text:p>
        <text:p text:style-name="P14"><text:span text:style-name="T2">III ВАР</text:span></text:p>
        <text:p text:style-name="P5"><text:span text:style-name="T1">1) Постройте таблицу истинности для выражения ¬(A&amp;(¬A)).</text:span></text:p>
        <text:p text:style-name="Standard"><text:span text:style-name="T1">2) Постройте таблицу истинности для выражения A</text:span><text:span text:style-name="T8">∨</text:span><text:span text:style-name="T1"> (A→B).</text:span></text:p>
        <text:p text:style-name="Standard"><text:span text:style-name="T1">3) Вычислить, чему равно (1</text:span><text:span text:style-name="T7">&amp;</text:span><text:span text:style-name="T1">(0</text:span><text:span text:style-name="T10">∨</text:span><text:span text:style-name="T1">1))</text:span><text:span text:style-name="T10">∨</text:span><text:span text:style-name="T1">0.</text:span></text:p>
        <text:p text:style-name="P17"><text:span text:style-name="T1">4) Упростить выражение </text:span><text:span text:style-name="T1"><draw:frame draw:style-name="fr1" draw:name="Объект3" text:anchor-type="as-char" svg:y="-0.564cm" svg:width="10.77cm" svg:height="0.702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<text:p text:style-name="P16"><text:span text:style-name="T1">5) Постройте таблицу истинности для выражения A→(A&amp;(¬</text:span><text:span text:style-name="T4">B</text:span><text:span text:style-name="T1">)).</text:span></text:p>
        <text:p text:style-name="P13"><text:span text:style-name="T1"/></text:p>
        <text:p text:style-name="P13"><text:span text:style-name="T1"/></text:p>
        <text:p text:style-name="P13"><text:span text:style-name="T1"/></text:p>
        <text:p text:style-name="P14"><text:span text:style-name="T2">IV ВАР</text:span></text:p>
        <text:p text:style-name="P11">1) Постройте таблицу истинности для выражения <text:span text:style-name="T13">A&amp;((¬A)&amp;B)</text:span>.</text:p>
        <text:p text:style-name="Standard"><text:span text:style-name="T1">2) Постройте таблицу истинности для выражения A&amp;(A</text:span><text:span text:style-name="T10">∨</text:span><text:span text:style-name="T1">B).</text:span></text:p>
        <text:p text:style-name="Standard"><text:span text:style-name="T1">3) Вычислить, чему равно (1</text:span><text:span text:style-name="T10">∨</text:span><text:span text:style-name="T1">(0</text:span><text:span text:style-name="T8">∨</text:span><text:span text:style-name="T1">1))</text:span><text:span text:style-name="T7">&amp;</text:span><text:span text:style-name="T1">0.</text:span></text:p>
        <text:p text:style-name="P17"><text:span text:style-name="T1">4) Упростить выражение </text:span><text:span text:style-name="T1"><draw:frame draw:style-name="fr1" draw:name="Объект4" text:anchor-type="as-char" svg:y="-0.603cm" svg:width="2.644cm" svg:height="0.78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  <text:p text:style-name="P16"><text:span text:style-name="T1">5) Постройте таблицу истинности для выражения </text:span><text:span text:style-name="T4">B</text:span><text:span text:style-name="T6">&amp;</text:span><text:span text:style-name="T1">(A→B).</text:span></text:p>
        <text:p text:style-name="P14"><text:span text:style-name="T2"/></text:p>
        <text:p text:style-name="P14"><text:span text:style-name="T2"/></text:p>
        <text:p text:style-name="P14"><text:soft-page-break/><text:span text:style-name="T2">V ВАР</text:span></text:p>
        <text:p text:style-name="P15"><text:span text:style-name="T1">1) Постройте таблицу истинности для выражения ¬(A</text:span><text:span text:style-name="T6">&amp;</text:span><text:span text:style-name="T1">(¬A)).</text:span></text:p>
        <text:p text:style-name="Standard"><text:span text:style-name="T1">2) Постройте таблицу истинности для выражения A</text:span><text:span text:style-name="T6">&amp;</text:span><text:span text:style-name="T1">(A</text:span><text:span text:style-name="T8">∨</text:span><text:span text:style-name="T1">B).</text:span></text:p>
        <text:p text:style-name="P3">3) Вычислить, чему равно (1→(0→1))&amp;0.</text:p>
        <text:p text:style-name="P9"><text:span text:style-name="T12">4) </text:span>Упростить выражение <draw:frame draw:style-name="fr1" draw:name="Объект5" text:anchor-type="as-char" svg:y="-0.564cm" svg:width="1.436cm" svg:height="0.70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text:p text:style-name="P7">5) Постройте таблицу истинности для выражения A&amp;(A<text:span text:style-name="T5">∨</text:span>B).</text:p>
        <text:p text:style-name="P6"/>
        <text:p text:style-name="P6"/>
        <text:p text:style-name="P6"/>
        <text:p text:style-name="P6"/>
        <text:p text:style-name="P4">VI ВАР</text:p>
        <text:p text:style-name="P3">1) Постройте таблицу истинности для выражения ¬(A→(¬A)).</text:p>
        <text:p text:style-name="P3">2) Постройте таблицу истинности для выражения A→(A&amp;B).</text:p>
        <text:p text:style-name="Standard"><text:span text:style-name="T1">3) Вычислить, чему равно (1&amp;(0</text:span><text:span text:style-name="T8">∨</text:span><text:span text:style-name="T1">1))</text:span><text:span text:style-name="T7">&amp;</text:span><text:span text:style-name="T1">0.</text:span></text:p>
        <text:p text:style-name="P10"><text:span text:style-name="T12">4) </text:span>Упростить выражение <draw:frame draw:style-name="fr1" draw:name="Объект6" text:anchor-type="as-char" svg:y="-0.647cm" svg:width="3.835cm" svg:height="0.86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text:p text:style-name="P8">5) Постройте таблицу истинности для выражения A→(A<text:span text:style-name="T11">∨</text:span>B).</text:p>
        <text:p text:style-name="P4"/>
        <text:p text:style-name="P4"/>
        <text:p text:style-name="P4">VII ВАР</text:p>
        <text:p text:style-name="P1"><text:span text:style-name="T1">1) Постройте таблицу истинности для выражения ¬(A</text:span><text:span text:style-name="T10">∨</text:span><text:span text:style-name="T1">(¬A)).</text:span></text:p>
        <text:p text:style-name="Standard"><text:span text:style-name="T1">2) Постройте таблицу истинности для выражения A</text:span><text:span text:style-name="T10">∨</text:span><text:span text:style-name="T1">(A→B).</text:span></text:p>
        <text:p text:style-name="Standard"><text:span text:style-name="T1">3) Вычислить, чему равно (1</text:span><text:span text:style-name="T7">&amp;</text:span><text:span text:style-name="T1">(0→1))&amp;0.</text:span></text:p>
        <text:p text:style-name="P10"><text:span text:style-name="T12">4) </text:span>Упростить выражение <draw:frame draw:style-name="fr1" draw:name="Объект7" text:anchor-type="as-char" svg:y="-0.603cm" svg:width="7.417cm" svg:height="0.78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<text:p text:style-name="P8">5) Постройте таблицу истинности для выражения A<text:span text:style-name="T11">∨</text:span>(A<text:span text:style-name="T5">∨</text:span>B).</text:p>
        <text:p text:style-name="P4"/>
        <text:p text:style-name="P4"/>
        <text:p text:style-name="P4"/>
        <text:p text:style-name="P4"/>
        <text:p text:style-name="P4">VIII ВАР</text:p>
        <text:p text:style-name="Standard"><text:span text:style-name="T1">1) Постройте таблицу истинности для выражения ¬(A</text:span><text:span text:style-name="T8">∨</text:span><text:span text:style-name="T1">(¬A)).</text:span></text:p>
        <text:p text:style-name="Standard"><text:span text:style-name="T1">2) Постройте таблицу истинности для выражения A</text:span><text:span text:style-name="T8">∨</text:span><text:span text:style-name="T1">(A</text:span><text:span text:style-name="T10">∨</text:span><text:span text:style-name="T1">B).</text:span></text:p>
        <text:p text:style-name="Standard"><text:span text:style-name="T1">3) Вычислить, чему равно (1</text:span><text:span text:style-name="T10">∨</text:span><text:span text:style-name="T1">(0</text:span><text:span text:style-name="T8">∨</text:span><text:span text:style-name="T1">1))</text:span><text:span text:style-name="T8">∨</text:span><text:span text:style-name="T1">0.</text:span></text:p>
        <text:p text:style-name="P10"><text:span text:style-name="T12">4) </text:span>Упростить выражение <draw:frame draw:style-name="fr1" draw:name="Объект8" text:anchor-type="as-char" svg:y="-0.647cm" svg:width="5.112cm" svg:height="0.86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<text:p text:style-name="P8">5) Постройте таблицу истинности для выражения A<text:span text:style-name="T6">&amp;</text:span>(A→B).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</meta:initial-creator>
    <meta:editing-cycles>43</meta:editing-cycles>
    <meta:creation-date>2023-11-21T20:03:00</meta:creation-date>
    <dc:date>2023-11-29T02:50:38.332314981</dc:date>
    <meta:editing-duration>PT2H3M10S</meta:editing-duration>
    <meta:generator>LibreOffice/5.4.7.2$Linux_X86_64 LibreOffice_project/40$Build-2</meta:generator>
    <meta:document-statistic meta:table-count="0" meta:image-count="0" meta:object-count="8" meta:page-count="2" meta:paragraph-count="48" meta:word-count="249" meta:character-count="1838" meta:non-whitespace-character-count="1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o fence="true" stretchy="true">(</mo>
        <mrow>
          <mrow>
            <mi>a</mi>
            <mo stretchy="false">→</mo>
            <mi>b</mi>
          </mrow>
        </mrow>
        <mo fence="true" stretchy="true">)</mo>
      </mrow>
      <mo stretchy="false">→</mo>
      <mi>a</mi>
    </mrow>
    <annotation encoding="StarMath 5.0">left( a toward b right) toward a</annotation>
  </semantics>
</math>
</file>

<file path=Object 3/content.xml><?xml version="1.0" encoding="utf-8"?>
<math xmlns="http://www.w3.org/1998/Math/MathML" display="block">
  <semantics>
    <mrow>
      <mi>u</mi>
      <mo stretchy="false">∨</mo>
      <mover accent="true">
        <mrow>
          <mrow>
            <mover accent="true">
              <mi>a</mi>
              <mo>¯</mo>
            </mover>
            <mo stretchy="false">∨</mo>
            <mover accent="true">
              <mi>u</mi>
              <mo>¯</mo>
            </mover>
            <mo stretchy="false">∨</mo>
            <mover accent="true">
              <mi>c</mi>
              <mo>¯</mo>
            </mover>
          </mrow>
          <mtext>&amp;</mtext>
          <mover accent="true">
            <mi>a</mi>
            <mo>¯</mo>
          </mover>
        </mrow>
        <mo>¯</mo>
      </mover>
    </mrow>
    <annotation encoding="StarMath 5.0">u or overline{overline{a} or overline{u} or overline{c} "&amp;" overline{a}}</annotation>
  </semantics>
</math>
</file>

<file path=Object 4/content.xml><?xml version="1.0" encoding="utf-8"?>
<math xmlns="http://www.w3.org/1998/Math/MathML" display="block">
  <semantics>
    <mrow>
      <mrow>
        <mi>a</mi>
        <mo stretchy="false">∨</mo>
        <mi>a</mi>
      </mrow>
      <mtext>&amp;</mtext>
      <mi>b</mi>
      <mtext>&amp;</mtext>
      <mrow>
        <mi>d</mi>
        <mo stretchy="false">∨</mo>
        <mi>a</mi>
      </mrow>
      <mtext>&amp;</mtext>
      <mrow>
        <mi>b</mi>
        <mo stretchy="false">∨</mo>
        <mi>a</mi>
        <mo stretchy="false">∨</mo>
        <mi>a</mi>
      </mrow>
      <mtext>&amp;</mtext>
      <mrow>
        <mi>b</mi>
        <mo stretchy="false">∨</mo>
        <mi>a</mi>
      </mrow>
      <mtext>&amp;</mtext>
      <mi>b</mi>
      <mtext>&amp;</mtext>
      <mi>c</mi>
    </mrow>
    <annotation encoding="StarMath 5.0">a or a "&amp;" b "&amp;" d or a "&amp;" b or a or a "&amp;" b or a "&amp;" b "&amp;" c</annotation>
  </semantics>
</math>
</file>

<file path=Object 5/content.xml><?xml version="1.0" encoding="utf-8"?>
<math xmlns="http://www.w3.org/1998/Math/MathML" display="block">
  <semantics>
    <mover accent="true">
      <mrow>
        <mi>a</mi>
        <mo stretchy="false">→</mo>
        <mover accent="true">
          <mi>a</mi>
          <mo>¯</mo>
        </mover>
      </mrow>
      <mo>¯</mo>
    </mover>
    <annotation encoding="StarMath 5.0">overline{a toward overline{a}}</annotation>
  </semantics>
</math>
</file>

<file path=Object 6/content.xml><?xml version="1.0" encoding="utf-8"?>
<math xmlns="http://www.w3.org/1998/Math/MathML" display="block">
  <semantics>
    <mrow>
      <mrow>
        <mo fence="true" stretchy="true">(</mo>
        <mrow>
          <mrow>
            <mrow>
              <mo fence="true" stretchy="true">(</mo>
              <mrow>
                <mrow>
                  <mover accent="true">
                    <mi>a</mi>
                    <mo>¯</mo>
                  </mover>
                  <mo stretchy="false">→</mo>
                  <mi>b</mi>
                </mrow>
              </mrow>
              <mo fence="true" stretchy="true">)</mo>
            </mrow>
            <mo stretchy="false">→</mo>
            <mi>a</mi>
          </mrow>
        </mrow>
        <mo fence="true" stretchy="true">)</mo>
      </mrow>
      <mo stretchy="false">∨</mo>
      <mover accent="true">
        <mi>a</mi>
        <mo>¯</mo>
      </mover>
    </mrow>
    <annotation encoding="StarMath 5.0">left( left( overline{a} toward b right) toward a right) or overline{a}</annotation>
  </semantics>
</math>
</file>

<file path=Object 7/content.xml><?xml version="1.0" encoding="utf-8"?>
<math xmlns="http://www.w3.org/1998/Math/MathML" display="block">
  <semantics>
    <mrow>
      <mrow>
        <mo fence="true" stretchy="true">(</mo>
        <mrow>
          <mrow>
            <mover accent="true">
              <mi>a</mi>
              <mo>¯</mo>
            </mover>
            <mo stretchy="false">∨</mo>
            <mi>b</mi>
            <mo stretchy="false">∨</mo>
            <mi>c</mi>
          </mrow>
        </mrow>
        <mo fence="true" stretchy="true">)</mo>
      </mrow>
      <mtext>&amp;</mtext>
      <mrow>
        <mrow>
          <mo fence="true" stretchy="true">(</mo>
          <mrow>
            <mrow>
              <mi>a</mi>
              <mo stretchy="false">∨</mo>
              <mi>b</mi>
              <mo stretchy="false">∨</mo>
              <mover accent="true">
                <mi>c</mi>
                <mo>¯</mo>
              </mover>
            </mrow>
          </mrow>
          <mo fence="true" stretchy="true">)</mo>
        </mrow>
        <mo stretchy="false">∨</mo>
        <mover accent="true">
          <mi>a</mi>
          <mo>¯</mo>
        </mover>
      </mrow>
      <mtext>&amp;</mtext>
      <mi>b</mi>
    </mrow>
    <annotation encoding="StarMath 5.0">left( overline{a} or b or c right) "&amp;" 
left( a or b or overline{c} right) or 
overline{a}"&amp;"b</annotation>
  </semantics>
</math>
</file>

<file path=Object 8/content.xml><?xml version="1.0" encoding="utf-8"?>
<math xmlns="http://www.w3.org/1998/Math/MathML" display="block">
  <semantics>
    <mrow>
      <mn>1</mn>
      <mo stretchy="false">→</mo>
      <mrow>
        <mo fence="true" stretchy="true">(</mo>
        <mrow>
          <mrow>
            <mrow>
              <mo fence="true" stretchy="true">(</mo>
              <mrow>
                <mrow>
                  <mi>a</mi>
                  <mtext>&amp;</mtext>
                  <mi>b</mi>
                </mrow>
              </mrow>
              <mo fence="true" stretchy="true">)</mo>
            </mrow>
            <mo stretchy="false">→</mo>
            <mrow>
              <mo fence="true" stretchy="true">(</mo>
              <mrow>
                <mrow>
                  <mi>a</mi>
                  <mo stretchy="false">∨</mo>
                  <mi>b</mi>
                </mrow>
              </mrow>
              <mo fence="true" stretchy="true">)</mo>
            </mrow>
          </mrow>
        </mrow>
        <mo fence="true" stretchy="true">)</mo>
      </mrow>
    </mrow>
    <annotation encoding="StarMath 5.0">1 toward left(
   left( a "&amp;" b right) toward left( a or b right)
right)</annotation>
  </semantics>
</math>
</file>